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</office:font-face-decls>
  <office:automatic-styles>
    <style:style style:name="P1" style:family="paragraph" style:parent-style-name="Standard">
      <style:paragraph-properties fo:margin-top="0.3333in" fo:margin-bottom="0.0833in" fo:line-height="115%"/>
      <style:text-properties style:font-name="Arial" fo:font-size="12.0pt" fo:color="#000000"/>
    </style:style>
    <style:style style:name="P2" style:family="paragraph" style:parent-style-name="Standard">
      <style:paragraph-properties fo:line-height="115%"/>
      <style:text-properties style:font-name="Arial" fo:font-size="12.0pt" fo:color="#000000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Määrittelydokumentti</text:span></text:p>
      <text:p text:style-name="P2"><text:span text:style-name="T1">Mitä algoritmeja ja tietorakenteita toteutat työssäsi</text:span></text:p>
      <text:p text:style-name="P2">Jo olemassa olevista algorimeista determinantin laskemiseen käytetään LU decomposition -algoritmia. Muihin laskutoimituksiin kehitetään oma algoritmi.</text:p>
      <text:p text:style-name="P2"/>
      <text:p text:style-name="P2">Muita tarvittavia matriisioperaatioita ovat yhteenlasku, kertolasku, käänteismatriisi, transpoosi, ominaisvektorit ja -arvot</text:p>
      <text:p text:style-name="P2"/>
      <text:p text:style-name="P2"><text:span text:style-name="T1">Mitä ongelmaa ratkaiset ja miksi valitsit kyseiset algoritmit/tietorakenteet</text:span></text:p>
      <text:p text:style-name="P2">Ratkaisen ongelmaa matriisilaskin, jonka valitsin pääasiassa juuri päättyneen lineaarialgebra-kurssin takia. Koska kurssi antaa hyvät pohjat suunnitella laskimen ja antaa samalla lineaarialgebra-kurssille konkreettisen sovelluskohteen.</text:p>
      <text:p text:style-name="P2"/>
      <text:p text:style-name="P2"><text:span text:style-name="T1">Mitä syötteitä ohjelma saa ja miten näitä käytetään</text:span></text:p>
      <text:p text:style-name="P2">Ohjelma saa syötteinä matriiseja joko käyttöliittymän kautta tai lukee tiedostosta. Syötteillä lasketaan eri laskutoimituksia, joita matriiseille voidaan tehdä.</text:p>
      <text:p text:style-name="P2"/>
      <text:p text:style-name="P2"><text:span text:style-name="T1">Tavoitteena olevat aika- ja tilavaativuudet</text:span></text:p>
      <text:p text:style-name="P2">Tavoitteena perusoperaatioille O(n) aikavaativuudet ja determinantille O(n³) LU decomposition algoritmil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34</meta:generator>
  </office:meta>
</office:document-meta>
</file>